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hapter headings with numbering</text:p>
      <text:p text:style-name="Preformatted_20_Text">Define chapters with several levels with numbering. Times new roman, heading font Arial </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reformatted_20_Text">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6929in" fo:margin-right="0in" fo:text-indent="-0.2992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0866in" fo:margin-right="0in" fo:text-indent="-0.2992in"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9-17T15:27:07</dc:date>
    <dc:creator>Milos Sramek</dc:creator>
    <meta:generator>OpenOffice.org/3.3$Unix OpenOffice.org_project/330m20$Build-9567</meta:generator>
    <meta:editing-duration>PT3M8S</meta:editing-duration>
    <meta:editing-cycles>5</meta:editing-cycles>
    <meta:document-statistic meta:table-count="0" meta:image-count="0" meta:object-count="0" meta:page-count="1" meta:paragraph-count="25" meta:word-count="204" meta:character-count="1218"/>
  </office:meta>
</office:document-meta>
</file>